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Roman" officeooo:rsid="000d4a8f" officeooo:paragraph-rsid="000d4a8f"/>
    </style:style>
    <style:style style:name="P2" style:family="paragraph" style:parent-style-name="Standard" style:list-style-name="L1">
      <style:text-properties officeooo:paragraph-rsid="001a3748"/>
    </style:style>
    <style:style style:name="P3" style:family="paragraph" style:parent-style-name="Standard" style:list-style-name="L1">
      <style:text-properties style:font-name="Nimbus Roman" style:text-underline-style="solid" style:text-underline-width="auto" style:text-underline-color="font-color" fo:font-weight="bold" officeooo:rsid="0012778e" officeooo:paragraph-rsid="0012778e" style:font-weight-asian="bold" style:font-weight-complex="bold"/>
    </style:style>
    <style:style style:name="P4" style:family="paragraph" style:parent-style-name="Standard" style:list-style-name="L1">
      <style:text-properties style:font-name="Nimbus Roman" style:text-underline-style="none" fo:font-weight="normal" officeooo:rsid="0012778e" officeooo:paragraph-rsid="0012778e" style:font-weight-asian="normal" style:font-weight-complex="normal"/>
    </style:style>
    <style:style style:name="P5" style:family="paragraph" style:parent-style-name="Standard" style:list-style-name="L1">
      <style:text-properties style:font-name="Nimbus Roman" style:text-underline-style="none" fo:font-weight="normal" officeooo:rsid="0016fa85" officeooo:paragraph-rsid="0016fa85" style:font-weight-asian="normal" style:font-weight-complex="normal"/>
    </style:style>
    <style:style style:name="P6" style:family="paragraph" style:parent-style-name="Standard" style:list-style-name="L1">
      <style:text-properties style:font-name="Nimbus Roman" style:text-underline-style="none" fo:font-weight="normal" officeooo:rsid="0017e2f5" officeooo:paragraph-rsid="0017e2f5" style:font-weight-asian="normal" style:font-weight-complex="normal"/>
    </style:style>
    <style:style style:name="P7" style:family="paragraph" style:parent-style-name="Standard" style:list-style-name="L1">
      <style:text-properties officeooo:rsid="001fbf81" officeooo:paragraph-rsid="001fbf81"/>
    </style:style>
    <style:style style:name="P8" style:family="paragraph" style:parent-style-name="Standard">
      <style:text-properties officeooo:rsid="001fbf81" officeooo:paragraph-rsid="001fbf81"/>
    </style:style>
    <style:style style:name="P9" style:family="paragraph" style:parent-style-name="Standard">
      <style:text-properties officeooo:paragraph-rsid="001a3748"/>
    </style:style>
    <style:style style:name="T1" style:family="text">
      <style:text-properties officeooo:rsid="00107af6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187a66"/>
    </style:style>
    <style:style style:name="T4" style:family="text">
      <style:text-properties style:font-name="Nimbus Roman" style:text-underline-style="none" fo:font-weight="normal" style:font-weight-asian="normal" style:font-weight-complex="normal"/>
    </style:style>
    <style:style style:name="T5" style:family="text">
      <style:text-properties style:font-name="Nimbus Roman" style:text-underline-style="none" fo:font-weight="normal" officeooo:rsid="001a3748" style:font-weight-asian="normal" style:font-weight-complex="normal"/>
    </style:style>
    <style:style style:name="T6" style:family="text">
      <style:text-properties style:font-name="Nimbus Roman" style:text-underline-style="none" fo:font-weight="normal" officeooo:rsid="001b2ec5" style:font-weight-asian="normal" style:font-weight-complex="normal"/>
    </style:style>
    <style:style style:name="T7" style:family="text">
      <style:text-properties style:font-name="Nimbus Roman" style:text-underline-style="none" fo:font-weight="normal" officeooo:rsid="001d0852" style:font-weight-asian="normal" style:font-weight-complex="normal"/>
    </style:style>
    <style:style style:name="T8" style:family="text">
      <style:text-properties style:font-name="Nimbus Roman" style:text-underline-style="none" fo:font-weight="normal" officeooo:rsid="001d3b9e" style:font-weight-asian="normal" style:font-weight-complex="normal"/>
    </style:style>
    <style:style style:name="T9" style:family="text">
      <style:text-properties style:font-name="Nimbus Roman" style:text-underline-style="none" fo:font-weight="normal" officeooo:rsid="001d5501" style:font-weight-asian="normal" style:font-weight-complex="normal"/>
    </style:style>
    <style:style style:name="T10" style:family="text">
      <style:text-properties style:font-name="Nimbus Roman" style:text-underline-style="none" fo:font-weight="normal" officeooo:rsid="001f4758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devlog of my project that I am working right now. Since I had a lot of issues with creating a <text:s/>game, I decided to go with an <text:span text:style-name="T1">calculator-based program with emphasis of conversion from US to metric in areas of automotive related distance, measurement, and fuel consumption. </text:span></text:p>
      <text:p text:style-name="P1"/>
      <text:list xml:id="list2753974519" text:style-name="L1">
        <text:list-item>
          <text:p text:style-name="P3">Reference: <text:span text:style-name="T2"><text:s/>https://www.youtube.com/watch?v=QyEx6LEUPv8<text:line-break/>This is my inspiration of creating and the idea of a converter calculator for the project</text:span></text:p>
          <text:p text:style-name="P4"/>
        </text:list-item>
        <text:list-item>
          <text:p text:style-name="P5">This is a simple calculator but I know measurement of units because it involves automobiles and the US and metric systems</text:p>
          <text:p text:style-name="P5"/>
        </text:list-item>
        <text:list-item>
          <text:p text:style-name="P6">The measurements that I am going to include <text:span text:style-name="T3">measurements of power, distance, and liquid (including fuel consumption). This will give the user the idea of measurement when they travel overseas (and also Canada and Mexico), owning a vehicle with metric, or in best-case scenario; helping a traveler to figure out the measurements in situations such as the gas station.</text:span></text:p>
          <text:p text:style-name="P6"/>
        </text:list-item>
        <text:list-item>
          <text:p text:style-name="P2"><text:span text:style-name="T5">The challenges that I ran into is the input type. If I only have one input menu to convert, then the calculator would have issues. </text:span><text:span text:style-name="T6">Also I copied the resultType HTML code and placed it on certain parts until I realized that I forgot to change it to inputType. </text:span><text:span text:style-name="T7">I also run into an error that was caused by a missing syntax error and thanks to the reference that MDN pointed out, I changed from const to let and the error was gone. </text:span><text:a xlink:type="simple" xlink:href="https://developer.mozilla.org/en-US/docs/Web/JavaScript/Reference/Errors/Missing_initializer_in_const" text:style-name="Internet_20_link" text:visited-style-name="Visited_20_Internet_20_Link">Reference from MDN</text:a><text:span text:style-name="T7">. </text:span><text:span text:style-name="T8">Also I had an issue of getting the second measurement table working right with the Power and Engine Displacement table working correctly. It almost took me an hour to fix </text:span><text:span text:style-name="T9">until I realized that on my HTML page that I did not give the IDs of the input and output of the distance conversion another tag. That is why there was no movement despite zero errors. As a consequence, I had to create a second JavaScript file for the distance conversion but it also has its benefits because it prevents confusion and conflict with the first JavaScript </text:span><text:span text:style-name="T10">files. In fact, this is common on complex JavaScript programs and projects to have multiple JavaScript scripts</text:span></text:p>
        </text:list-item>
      </text:list>
      <text:p text:style-name="P9"><text:span text:style-name="T10"/></text:p>
      <text:list xml:id="list222730776251194" text:continue-numbering="true" text:style-name="L1">
        <text:list-item>
          <text:p text:style-name="P7"><text:span text:style-name="T10">A</text:span><text:span text:style-name="T4">s a result, I am done and finally got it to run but I did not have time to style because of time constraint and have no idea of what I should include. </text:span></text:p>
        </text:list-item>
      </text:list>
      <text:p text:style-name="P8"><text:span text:style-name="T4"/></text:p>
      <text:p text:style-name="P8"><text:span text:style-name="T4">Other resources for unit conversions</text:span></text:p>
      <text:p text:style-name="P8"><text:span text:style-name="T4">(kilowatt hour to km/l equivalent): </text:span><text:a xlink:type="simple" xlink:href="https://converterin.com/fuel-economy/km-liter-to-kilowatt-hour.html" text:style-name="Internet_20_link" text:visited-style-name="Visited_20_Internet_20_Link">https://converterin.com/fuel-economy/km-liter-to-kilowatt-hour.html</text:a></text:p>
      <text:p text:style-name="P8"><text:span text:style-name="T4">(kilowatt hour to MPG equivalent) </text:span><text:a xlink:type="simple" xlink:href="https://www.fisherhonda.com/how-to-calculate-mpge-vs-mpg/" text:style-name="Internet_20_link" text:visited-style-name="Visited_20_Internet_20_Link">https://www.fisherhonda.com/how-to-calculate-mpge-vs-mpg/</text:a></text:p>
      <text:p text:style-name="P8"><text:span text:style-name="T4"/></text:p>
      <text:p text:style-name="P8"><text:span text:style-name="T4"/></text:p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8:50:53.148760580</meta:creation-date>
    <dc:date>2022-01-29T22:27:28.718615331</dc:date>
    <meta:editing-duration>PT8H48M</meta:editing-duration>
    <meta:editing-cycles>11</meta:editing-cycles>
    <meta:generator>LibreOffice/7.2.5.2$Linux_X86_64 LibreOffice_project/20$Build-2</meta:generator>
    <meta:document-statistic meta:table-count="0" meta:image-count="0" meta:object-count="0" meta:page-count="1" meta:paragraph-count="9" meta:word-count="403" meta:character-count="2405" meta:non-whitespace-character-count="2012"/>
  </office:meta>
</office:document-meta>
</file>